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Georgia" svg:font-family="Georgia"/>
    <style:font-face style:name="Times New Roman" svg:font-family="Times New Roman"/>
    <style:font-face style:name="Calibri" svg:font-family="Calibri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HD1" style:family="paragraph" style:parent-style-name="Heading_1">
      <style:paragraph-properties/>
    </style:style>
    <style:style style:name="HE1" style:family="paragraph" style:parent-style-name="Heading_1">
      <style:paragraph-properties fo:break-before="auto"/>
    </style:style>
    <style:style style:name="HD2" style:family="paragraph" style:parent-style-name="Heading_2">
      <style:paragraph-properties/>
    </style:style>
    <style:style style:name="HE2" style:family="paragraph" style:parent-style-name="Heading_2">
      <style:paragraph-properties fo:break-before="auto"/>
    </style:style>
    <style:style style:name="HD3" style:family="paragraph" style:parent-style-name="Heading_3">
      <style:paragraph-properties/>
    </style:style>
    <style:style style:name="HE3" style:family="paragraph" style:parent-style-name="Heading_3">
      <style:paragraph-properties fo:break-before="auto"/>
    </style:style>
    <style:style style:name="HD4" style:family="paragraph" style:parent-style-name="Heading_4">
      <style:paragraph-properties/>
    </style:style>
    <style:style style:name="HE4" style:family="paragraph" style:parent-style-name="Heading_4">
      <style:paragraph-properties fo:break-before="auto"/>
    </style:style>
    <style:style style:name="HD5" style:family="paragraph" style:parent-style-name="Heading_5">
      <style:paragraph-properties/>
    </style:style>
    <style:style style:name="HE5" style:family="paragraph" style:parent-style-name="Heading_5">
      <style:paragraph-properties fo:break-before="auto"/>
    </style:style>
    <style:style style:name="HD6" style:family="paragraph" style:parent-style-name="Heading_6">
      <style:paragraph-properties/>
    </style:style>
    <style:style style:name="HE6" style:family="paragraph" style:parent-style-name="Heading_6">
      <style:paragraph-properties fo:break-before="auto"/>
    </style:style>
    <style:style style:name="P1" style:family="paragraph" style:parent-style-name="Normal">
      <style:paragraph-properties fo:margin-bottom="0pt"/>
    </style:style>
    <style:style style:name="T1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T2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 fo:margin-bottom="0pt" fo:margin-left="1770in" fo:margin-right="0in"/>
    </style:style>
    <style:style style:name="T3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5" style:family="paragraph" style:parent-style-name="Normal">
      <style:paragraph-properties/>
    </style:style>
    <style:style style:name="P6" style:family="paragraph" style:parent-style-name="Normal">
      <style:paragraph-properties fo:margin-bottom="0pt" fo:text-align="center"/>
    </style:style>
    <style:style style:name="T4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7" style:family="paragraph" style:parent-style-name="Normal">
      <style:paragraph-properties/>
    </style:style>
    <style:style style:name="P8" style:family="paragraph" style:parent-style-name="Normal">
      <style:paragraph-properties fo:margin-bottom="0pt" fo:text-align="both"/>
    </style:style>
    <style:style style:name="T5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9" style:family="paragraph" style:parent-style-name="Normal">
      <style:paragraph-properties/>
    </style:style>
    <style:style style:name="T6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10" style:family="paragraph" style:parent-style-name="Normal">
      <style:paragraph-properties/>
    </style:style>
    <style:style style:name="T7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11" style:family="paragraph" style:parent-style-name="Normal">
      <style:paragraph-properties/>
    </style:style>
    <style:style style:name="T8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12" style:family="paragraph" style:parent-style-name="Normal">
      <style:paragraph-properties/>
    </style:style>
    <style:style style:name="T9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13" style:family="paragraph" style:parent-style-name="Normal">
      <style:paragraph-properties/>
    </style:style>
    <style:style style:name="T10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14" style:family="paragraph" style:parent-style-name="Normal">
      <style:paragraph-properties/>
    </style:style>
    <style:style style:name="T11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15" style:family="paragraph" style:parent-style-name="Normal">
      <style:paragraph-properties/>
    </style:style>
    <style:style style:name="T12" style:family="text">
      <style:text-properties style:font-name="Times New Roman" style:font-name-complex="Times New Roman" fo:font-size="14pt" style:font-size-asian="14pt" style:font-size-complex="14pt" fo:color="#E36C0A" fo:font-weight="bold" style:font-weight-asian="bold" fo:font-style="italic" style:font-style-asian="italic" style:font-style-complex="italic"/>
    </style:style>
    <style:style style:name="P16" style:family="paragraph" style:parent-style-name="Normal">
      <style:paragraph-properties/>
    </style:style>
    <style:style style:name="T13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17" style:family="paragraph" style:parent-style-name="Normal">
      <style:paragraph-properties/>
    </style:style>
    <style:style style:name="P18" style:family="paragraph" style:parent-style-name="Normal">
      <style:paragraph-properties fo:margin-bottom="0pt" fo:text-align="both"/>
    </style:style>
    <style:style style:name="T14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19" style:family="paragraph" style:parent-style-name="Normal">
      <style:paragraph-properties/>
    </style:style>
    <style:style style:name="T15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20" style:family="paragraph" style:parent-style-name="Normal">
      <style:paragraph-properties/>
    </style:style>
    <style:style style:name="T16" style:family="text">
      <style:text-properties style:font-name="Times New Roman" style:font-name-complex="Times New Roman" fo:font-size="14pt" style:font-size-asian="14pt" style:font-size-complex="14pt" fo:font-weight="bold" style:font-weight-asian="bold"/>
    </style:style>
    <style:style style:name="P21" style:family="paragraph" style:parent-style-name="Normal">
      <style:paragraph-properties/>
    </style:style>
    <style:style style:name="P22" style:family="paragraph" style:parent-style-name="Normal">
      <style:paragraph-properties fo:margin-bottom="0pt" fo:text-align="both"/>
    </style:style>
    <style:style style:name="T17" style:family="text">
      <style:text-properties style:font-name="Times New Roman" style:font-name-complex="Times New Roman" fo:font-size="14pt" style:font-size-asian="14pt" style:font-size-complex="14pt"/>
    </style:style>
    <style:style style:name="P2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37bfd8" style:family="table">
      <style:table-properties style:rel-width="100" table:align="center"/>
    </style:style>
    <style:style style:name="37bfd8.0" style:family="table-column">
      <style:table-column-properties style:column-width="1.90cm"/>
    </style:style>
    <style:style style:name="37bfd8.1" style:family="table-column">
      <style:table-column-properties style:column-width="5.85cm"/>
    </style:style>
    <style:style style:name="37bfd8.2" style:family="table-column">
      <style:table-column-properties style:column-width="9.72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Standard"/>
        <text:p text:style-name="Standard"/>
        <text:p text:style-name="P1"><text:span text:style-name="T1"><text:s text:c="37"/></text:span><text:span text:style-name="T2">SHAXSIY TARKIB BO‘YICHA</text:span></text:p>
        <text:p text:style-name="Standard"/>
        <text:p text:style-name="P4"><text:span text:style-name="T3"><text:s text:c="3"/>B U Y R U Q</text:span></text:p>
        <text:p text:style-name="Standard"/>
        <text:p text:style-name="P6"><text:span text:style-name="T4">Nomuayyan muddatga ishga qabul qilish to‘g‘risida</text:span></text:p>
        <text:p text:style-name="Standard"/>
        <text:p text:style-name="Standard"/>
        <text:p text:style-name="P8"><text:span text:style-name="T5">1. </text:span><text:span text:style-name="T6">Toshev Anvar Sodiqovich</text:span><text:span text:style-name="T7">-</text:span><text:span text:style-name="T8"><text:s/></text:span><text:span text:style-name="T9">2023-yil ning 1-mayidan Jizzax shahar maktabgacha va maktab ta’limi bo’limiga qarashli 26-sonli DMTT</text:span><text:span text:style-name="T10">ga-1 shtat birligida, asosiy ish bo’yicha, tarbiyachi</text:span><text:span text:style-name="T11"><text:s/>lavozimiga nomuayyan muddatga,</text:span><text:span text:style-name="T12">(sinov muddati bilan)<text:s/></text:span><text:span text:style-name="T13">ishga qabul qilinsin.</text:span></text:p>
        <text:p text:style-name="Standard"/>
        <text:p text:style-name="P18"><text:span text:style-name="T14">2.Xodimning ma’lumotlari “Yagona milliy mehnat tizim” idoralararo dasturiy-aparat kompleksiga belgilangan tartibda rasmiylashtirilsin, buyruq asosida xodimning mehnat daftarchasiga ishga qabul qilish to‘g‘risidagi yozuv qayd etilsin, xodim ushbu yozuv bilan uch kun ichida tanishtirilsin va x</text:span><text:span text:style-name="T15">odimning oylik maoshi shtatlar jadvaliga muvofiq</text:span><text:span text:style-name="T16"><text:s/>to’lansin.</text:span></text:p>
        <text:p text:style-name="Standard"/>
        <text:p text:style-name="Standard"/>
        <table:table table:name="37bfd8" table:style="37bfd8">
          <table:table-column table:style-name="37bfd8.0"/>
          <table:table-column table:style-name="37bfd8.1"/>
          <table:table-column table:style-name="37bfd8.2"/>
          <table:table-row>
            <table:table-cell office:value-type="string">
              <text:p text:style-name="Standard"/>
              <text:p text:style-name="Standard"/>
              <text:p text:style-name="Normal"><text:span><text:s/></text:span><text:span>${qr}</text:span></text:p>
            </table:table-cell>
            <table:table-cell office:value-type="string">
              <text:p text:style-name="Normal"><text:span>Hujjat elektron raqamli imzo orqali imzolangan. Elektron raqamli imzoning haqiqiyligini tekshirish uchun QR Code ni skanerlang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 text:style-name="Normal"><text:span>FISh</text:span></text:p>
            </table:table-cell>
            <table:table-cell office:value-type="string">
              <text:p text:style-name="Normal"><text:span>${</text:span><text:span>fio</text:span><text:span>}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 text:style-name="Normal"><text:span>Sana</text:span></text:p>
            </table:table-cell>
            <table:table-cell office:value-type="string">
              <text:p text:style-name="Normal"><text:span>${date}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 text:style-name="Normal"><text:span>Xujjat kodi</text:span></text:p>
            </table:table-cell>
            <table:table-cell office:value-type="string">
              <text:p text:style-name="Normal"><text:span>${</text:span><text:span>code_doc</text:span><text:span>}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 text:style-name="Normal"><text:span>Xulosa kodi</text:span></text:p>
            </table:table-cell>
            <table:table-cell office:value-type="string">
              <text:p text:style-name="Normal"><text:span>${</text:span><text:span>code_conclusion</text:span><text:span>}</text:span></text:p>
            </table:table-cell>
          </table:table-row>
        </table:table>
        <text:p text:style-name="Standard"/>
        <text:p text:style-name="P22"><text:span text:style-name="T17"><text:s text:c="48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Georgia" svg:font-family="Georgia"/>
    <style:font-face style:name="Times New Roman" svg:font-family="Times New Roman"/>
    <style:font-face style:name="Calibri" svg:font-family="Calibri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style style:name="Normal" style:family="paragraph">
      <style:paragraph-properties fo:margin-bottom="8pt"/>
    </style:style>
    <style:style style:name="Heading_1" style:family="paragraph">
      <style:paragraph-properties fo:margin-top="24pt" fo:margin-bottom="6pt"/>
    </style:style>
    <style:style style:name="Heading_1" style:family="text">
      <style:text-properties fo:font-size="24pt" style:font-size-asian="24pt" style:font-size-complex="24pt" fo:font-weight="bold" style:font-weight-asian="bold"/>
    </style:style>
    <style:style style:name="Heading_2" style:family="paragraph">
      <style:paragraph-properties fo:margin-top="18pt" fo:margin-bottom="4pt"/>
    </style:style>
    <style:style style:name="Heading_2" style:family="text">
      <style:text-properties fo:font-size="18pt" style:font-size-asian="18pt" style:font-size-complex="18pt" fo:font-weight="bold" style:font-weight-asian="bold"/>
    </style:style>
    <style:style style:name="Heading_3" style:family="paragraph">
      <style:paragraph-properties fo:margin-top="14pt" fo:margin-bottom="4pt"/>
    </style:style>
    <style:style style:name="Heading_3" style:family="text">
      <style:text-properties fo:font-size="14pt" style:font-size-asian="14pt" style:font-size-complex="14pt" fo:font-weight="bold" style:font-weight-asian="bold"/>
    </style:style>
    <style:style style:name="Heading_4" style:family="paragraph">
      <style:paragraph-properties fo:margin-top="12pt" fo:margin-bottom="2pt"/>
    </style:style>
    <style:style style:name="Heading_4" style:family="text">
      <style:text-properties fo:font-size="12pt" style:font-size-asian="12pt" style:font-size-complex="12pt" fo:font-weight="bold" style:font-weight-asian="bold"/>
    </style:style>
    <style:style style:name="Heading_5" style:family="paragraph">
      <style:paragraph-properties fo:margin-top="11pt" fo:margin-bottom="2pt"/>
    </style:style>
    <style:style style:name="Heading_5" style:family="text">
      <style:text-properties fo:font-weight="bold" style:font-weight-asian="bold"/>
    </style:style>
    <style:style style:name="Heading_6" style:family="paragraph">
      <style:paragraph-properties fo:margin-top="10pt" fo:margin-bottom="2pt"/>
    </style:style>
    <style:style style:name="Heading_6" style:family="text">
      <style:text-properties fo:font-size="10pt" style:font-size-asian="10pt" style:font-size-complex="10pt" fo:font-weight="bold" style:font-weight-asian="bold"/>
    </style:style>
    <style:style style:name="Normal Table" style:family="table">
      <style:table-properties style:rel-width="100" table:align="center"/>
    </style:style>
    <style:style style:name="Table Normal" style:family="table">
      <style:table-properties style:rel-width="100" table:align="center"/>
    </style:style>
    <style:style style:name="Title" style:family="paragraph">
      <style:paragraph-properties fo:margin-top="24pt" fo:margin-bottom="6pt"/>
    </style:style>
    <style:style style:name="Title" style:family="text">
      <style:text-properties fo:font-size="36pt" style:font-size-asian="36pt" style:font-size-complex="36pt" fo:font-weight="bold" style:font-weight-asian="bold"/>
    </style:style>
    <style:style style:name="Subtitle" style:family="paragraph">
      <style:paragraph-properties fo:margin-top="18pt" fo:margin-bottom="4pt"/>
    </style:style>
    <style:style style:name="Subtitle" style:family="text">
      <style:text-properties style:font-name="Georgia" style:font-name-complex="Georgia" fo:font-size="24pt" style:font-size-asian="24pt" style:font-size-complex="24pt" fo:color="#666666" fo:font-style="italic" style:font-style-asian="italic" style:font-style-complex="italic"/>
    </style:style>
    <style:style style:name="Table Grid" style:family="table">
      <style:table-properties style:rel-width="100" table:align="center"/>
    </style:style>
    <style:style style:name="No Spacing" style:family="paragraph">
      <style:paragraph-properties fo:margin-bottom="0pt"/>
    </style:style>
  </office:styles>
  <office:automatic-styles>
    <style:page-layout style:name="Mpm1">
      <style:page-layout-properties fo:page-width="21.000861111111cm" fo:page-height="29.700361111111cm" style:num-format="1" style:print-orientation="portrait" fo:margin-top="0.37570833333333cm" fo:margin-bottom="0.5in" fo:margin-left="0.5in" fo:margin-right="2.2507222222222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>
        <style:header-footer-properties fo:min-height="0.37570833333333cm" fo:margin-bottom="0.37570833333333cm" style:dynamic-spacing="true"/>
      </style:header-style>
      <style:footer-style/>
    </style:page-layout>
  </office:automatic-styles>
  <office:master-styles>
    <style:master-page style:name="Standard1" style:page-layout-name="Mpm1">
      <style:header>
        <text:p text:style-name="Normal"><text:p text:style-name="IM1"><draw:frame draw:style-name="fr1" draw:name="3ff0c9" text:anchor-type="as-char" svg:width="46.804791666667cm" svg:height="66.145833333333cm" draw:z-index="1"><draw:image xlink:href="Pictures/header1_image1.jpg" xlink:type="simple" xlink:show="embed" xlink:actuate="onLoad"/></draw:frame></text:p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>Dadajon Inomjonov</dc:creator>
    <dc:date>2023-08-15T10:10:00.000</dc:date>
    <meta:generator>PHPWord</meta:generator>
    <meta:initial-creator/>
    <meta:creation-date>2023-07-13T13:02:00.000</meta:creation-date>
    <meta:keyword/>
    <meta:user-defined meta:name="Category"/>
    <meta:user-defined meta:name="Company"/>
    <meta:user-defined meta:name="Manager"/>
  </office:meta>
</office:document-meta>
</file>